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88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49" table:default-cell-style-name="ce1"/>
        <table:table-row table:style-name="ro1">
          <table:table-cell office:value-type="string">
            <text:p>Dateiname</text:p>
          </table:table-cell>
          <table:table-cell office:value-type="string">
            <text:p>AbstandOben[mm]</text:p>
          </table:table-cell>
          <table:table-cell office:value-type="string">
            <text:p>Offset Abstand[mm]</text:p>
          </table:table-cell>
          <table:table-cell office:value-type="string">
            <text:p>Abstand[mm]</text:p>
          </table:table-cell>
          <table:table-cell office:value-type="string">
            <text:p>Treiberspannung[V]</text:p>
          </table:table-cell>
          <table:table-cell office:value-type="string">
            <text:p>FitRangeLower</text:p>
          </table:table-cell>
          <table:table-cell office:value-type="string">
            <text:p>FitRangeUpper</text:p>
          </table:table-cell>
          <table:table-cell table:number-columns-repeated="249"/>
        </table:table-row>
        <table:table-row table:style-name="ro1">
          <table:table-cell office:value-type="string">
            <text:p>varVolts/csv/F0000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2]-[.C2]" office:value-type="float" office:value="39.78">
            <text:p>3,98E+01</text:p>
          </table:table-cell>
          <table:table-cell office:value-type="float" office:value="51.2">
            <text:p>5,12E+01</text:p>
          </table:table-cell>
          <table:table-cell table:number-columns-repeated="251"/>
        </table:table-row>
        <table:table-row table:style-name="ro1">
          <table:table-cell office:value-type="string">
            <text:p>varVolts/csv/F0001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3]-[.C3]" office:value-type="float" office:value="39.78">
            <text:p>3,98E+01</text:p>
          </table:table-cell>
          <table:table-cell office:value-type="float" office:value="50">
            <text:p>5,00E+01</text:p>
          </table:table-cell>
          <table:table-cell table:number-columns-repeated="251"/>
        </table:table-row>
        <table:table-row table:style-name="ro1">
          <table:table-cell office:value-type="string">
            <text:p>varVolts/csv/F0002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4]-[.C4]" office:value-type="float" office:value="39.78">
            <text:p>3,98E+01</text:p>
          </table:table-cell>
          <table:table-cell office:value-type="float" office:value="46.4">
            <text:p>4,64E+01</text:p>
          </table:table-cell>
          <table:table-cell table:number-columns-repeated="251"/>
        </table:table-row>
        <table:table-row table:style-name="ro1">
          <table:table-cell office:value-type="string">
            <text:p>varVolts/csv/F0003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5]-[.C5]" office:value-type="float" office:value="39.78">
            <text:p>3,98E+01</text:p>
          </table:table-cell>
          <table:table-cell office:value-type="float" office:value="43.2">
            <text:p>4,32E+01</text:p>
          </table:table-cell>
          <table:table-cell table:number-columns-repeated="251"/>
        </table:table-row>
        <table:table-row table:style-name="ro1">
          <table:table-cell office:value-type="string">
            <text:p>varVolts/csv/F0004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6]-[.C6]" office:value-type="float" office:value="39.78">
            <text:p>3,98E+01</text:p>
          </table:table-cell>
          <table:table-cell office:value-type="float" office:value="40">
            <text:p>4,00E+01</text:p>
          </table:table-cell>
          <table:table-cell table:number-columns-repeated="251"/>
        </table:table-row>
        <table:table-row table:style-name="ro1">
          <table:table-cell office:value-type="string">
            <text:p>varVolts/csv/F0005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7]-[.C7]" office:value-type="float" office:value="39.78">
            <text:p>3,98E+01</text:p>
          </table:table-cell>
          <table:table-cell office:value-type="float" office:value="36.6">
            <text:p>3,66E+01</text:p>
          </table:table-cell>
          <table:table-cell table:number-columns-repeated="251"/>
        </table:table-row>
        <table:table-row table:style-name="ro1">
          <table:table-cell office:value-type="string">
            <text:p>varVolts/csv/F0006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8]-[.C8]" office:value-type="float" office:value="39.78">
            <text:p>3,98E+01</text:p>
          </table:table-cell>
          <table:table-cell office:value-type="float" office:value="33.2">
            <text:p>3,32E+01</text:p>
          </table:table-cell>
          <table:table-cell table:number-columns-repeated="251"/>
        </table:table-row>
        <table:table-row table:style-name="ro1">
          <table:table-cell office:value-type="string">
            <text:p>varVolts/csv/F0007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9]-[.C9]" office:value-type="float" office:value="39.78">
            <text:p>3,98E+01</text:p>
          </table:table-cell>
          <table:table-cell office:value-type="float" office:value="30">
            <text:p>3,00E+01</text:p>
          </table:table-cell>
          <table:table-cell table:number-columns-repeated="251"/>
        </table:table-row>
        <table:table-row table:style-name="ro1">
          <table:table-cell office:value-type="string">
            <text:p>varVolts/csv/F0008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0]-[.C10]" office:value-type="float" office:value="39.78">
            <text:p>3,98E+01</text:p>
          </table:table-cell>
          <table:table-cell office:value-type="float" office:value="26.8">
            <text:p>2,68E+01</text:p>
          </table:table-cell>
          <table:table-cell table:number-columns-repeated="251"/>
        </table:table-row>
        <table:table-row table:style-name="ro1">
          <table:table-cell office:value-type="string">
            <text:p>varVolts/csv/F0009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1]-[.C11]" office:value-type="float" office:value="39.78">
            <text:p>3,98E+01</text:p>
          </table:table-cell>
          <table:table-cell office:value-type="float" office:value="23.2">
            <text:p>2,32E+01</text:p>
          </table:table-cell>
          <table:table-cell table:number-columns-repeated="251"/>
        </table:table-row>
        <table:table-row table:style-name="ro1">
          <table:table-cell office:value-type="string">
            <text:p>varVolts/csv/F0010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2]-[.C12]" office:value-type="float" office:value="39.78">
            <text:p>3,98E+01</text:p>
          </table:table-cell>
          <table:table-cell office:value-type="float" office:value="20">
            <text:p>2,00E+01</text:p>
          </table:table-cell>
          <table:table-cell table:number-columns-repeated="251"/>
        </table:table-row>
        <table:table-row table:style-name="ro1">
          <table:table-cell office:value-type="string">
            <text:p>varVolts/csv/F0011CH1.CSV</text:p>
          </table:table-cell>
          <table:table-cell office:value-type="float" office:value="41.86">
            <text:p>4,19E+01</text:p>
          </table:table-cell>
          <table:table-cell office:value-type="float" office:value="2.08">
            <text:p>2,08E+00</text:p>
          </table:table-cell>
          <table:table-cell table:formula="oooc:=[.B13]-[.C13]" office:value-type="float" office:value="39.78">
            <text:p>3,98E+01</text:p>
          </table:table-cell>
          <table:table-cell office:value-type="float" office:value="15.2">
            <text:p>1,52E+01</text:p>
          </table:table-cell>
          <table:table-cell table:number-columns-repeated="251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.12.2009</text:date>, <text:time>18:1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2-01T13:18:14</meta:creation-date>
    <dc:creator>paule</dc:creator>
    <dc:date>2009-12-01T18:19:00</dc:date>
    <meta:editing-cycles>3</meta:editing-cycles>
    <meta:editing-duration>PT4H42M25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